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draw:stroke="none" svg:stroke-color="#000000" draw:fill="none" draw:fill-color="#ffffff" fo:min-height="22.55cm"/>
    </style:style>
    <style:style style:name="gr6" style:family="graphic" style:parent-style-name="standard">
      <style:graphic-properties draw:stroke="none" svg:stroke-color="#000000" draw:fill="none" draw:fill-color="#ffffff" fo:min-height="23.65cm"/>
    </style:style>
    <style:style style:name="gr7" style:family="graphic" style:parent-style-name="objectwithoutfill">
      <style:graphic-properties svg:stroke-color="#ff6666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-33% 58%" fo:font-size="11pt" style:font-size-asian="11pt" style:font-size-complex="11pt"/>
    </style:style>
    <style:style style:name="T3" style:family="text">
      <style:text-properties style:text-position="0% 100%" fo:font-size="11pt" style:font-size-asian="11pt" style:font-size-complex="11pt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-33% 58%" fo:font-size="10pt" style:font-size-asian="10pt" style:font-size-complex="10pt"/>
    </style:style>
    <style:style style:name="T7" style:family="text">
      <style:text-properties style:text-position="0% 100%" fo:font-size="10pt" style:font-size-asian="10pt" style:font-size-complex="10pt"/>
    </style:style>
    <style:style style:name="T8" style:family="text">
      <style:text-properties fo:color="#ff3333" style:text-position="0% 100%" fo:font-size="10pt" style:font-size-asian="10pt" style:font-size-complex="10pt"/>
    </style:style>
    <style:style style:name="T9" style:family="text">
      <style:text-properties fo:color="#6666ff" style:text-position="0% 100%" fo:font-size="10pt" style:font-size-asian="10pt" style:font-size-complex="10pt"/>
    </style:style>
    <style:style style:name="T10" style:family="text">
      <style:text-properties fo:color="#000000" style:text-position="0% 100%" fo:font-size="10pt" style:font-size-asian="10pt" style:font-size-complex="10pt"/>
    </style:style>
    <style:style style:name="T11" style:family="text">
      <style:text-properties fo:color="#000000"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24.1cm" svg:x="1.9cm" svg:y="2.8cm">
          <text:p/>
        </draw:rect>
        <draw:frame draw:style-name="gr2" draw:text-style-name="P1" draw:layer="layout" svg:width="4.398cm" svg:height="0.9cm" svg:x="8.349cm" svg:y="2.9cm">
          <draw:text-box>
            <text:p text:style-name="P2"><text:span text:style-name="T1">C</text:span><text:span text:style-name="T2">H</text:span><text:span text:style-name="T3">, Q</text:span><text:span text:style-name="T2">eH</text:span></text:p>
          </draw:text-box>
        </draw:frame>
        <draw:frame draw:style-name="gr2" draw:text-style-name="P1" draw:layer="layout" svg:width="3.205cm" svg:height="0.9cm" svg:x="3.3cm" svg:y="1.8cm">
          <draw:text-box>
            <text:p text:style-name="P2"><text:span text:style-name="T1">Reader</text:span></text:p>
          </draw:text-box>
        </draw:frame>
        <draw:frame draw:style-name="gr2" draw:text-style-name="P1" draw:layer="layout" svg:width="1.715cm" svg:height="0.9cm" svg:x="15.085cm" svg:y="1.8cm">
          <draw:text-box>
            <text:p text:style-name="P2"><text:span text:style-name="T1">Card</text:span></text:p>
          </draw:text-box>
        </draw:frame>
        <draw:line draw:style-name="gr3" draw:text-style-name="P2" draw:layer="layout" svg:x1="1.9cm" svg:y1="3.6cm" svg:x2="13.1cm" svg:y2="3.6cm">
          <text:p/>
        </draw:line>
        <draw:frame draw:style-name="gr4" draw:text-style-name="P1" draw:layer="layout" svg:width="5.167cm" svg:height="1.547cm" svg:x="8.233cm" svg:y="11.801cm">
          <draw:text-box>
            <text:p text:style-name="P2"><text:span text:style-name="T1">OpaqueData</text:span><text:span text:style-name="T2">ICC</text:span><text:span text:style-name="T3">, AuthCryptogram</text:span><text:span text:style-name="T2">ICC</text:span><text:span text:style-name="T3">, Q</text:span><text:span text:style-name="T2">eICC</text:span></text:p>
          </draw:text-box>
        </draw:frame>
        <draw:frame draw:style-name="gr5" draw:text-style-name="P3" draw:layer="layout" svg:width="6.1cm" svg:height="24.363cm" svg:x="1.9cm" svg:y="2.9cm">
          <draw:text-box>
            <text:p text:style-name="P3"><text:span text:style-name="T4">Generate key pair </text:span><text:span text:style-name="T5">(d</text:span><text:span text:style-name="T6">eH</text:span><text:span text:style-name="T7">; Q</text:span><text:span text:style-name="T6">eH</text:span><text:span text:style-name="T7">)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Validate Q</text:span><text:span text:style-name="T6">eICC</text:span><text:span text:style-name="T7"> belongs to EC domain</text:span></text:p>
            <text:p text:style-name="P3"><text:span text:style-name="T7"/></text:p>
            <text:p text:style-name="P3"><text:span text:style-name="T7">Z1 = </text:span><text:span text:style-name="T8">ECDH</text:span><text:span text:style-name="T7">(d</text:span><text:span text:style-name="T6">sH</text:span><text:span text:style-name="T7">; Q</text:span><text:span text:style-name="T6">eICC</text:span><text:span text:style-name="T7">)</text:span></text:p>
            <text:p text:style-name="P3"><text:span text:style-name="T7">K1|</text:span><text:span text:style-name="T9">K2</text:span><text:span text:style-name="T7"> = </text:span><text:span text:style-name="T8">KDF</text:span><text:span text:style-name="T7">(Z1, len, info(Q</text:span><text:span text:style-name="T6">eICC</text:span><text:span text:style-name="T7">))</text:span></text:p>
            <text:p text:style-name="P3"><text:span text:style-name="T7">C</text:span><text:span text:style-name="T6">ICC</text:span><text:span text:style-name="T7"> = AES-128</text:span><text:span text:style-name="T6">CBC</text:span><text:span text:style-name="T7">(K1; </text:span></text:p>
            <text:p text:style-name="P3"><text:span text:style-name="T7"><text:s text:c="3"/></text:span><text:span text:style-name="T7">OpaqueData</text:span><text:span text:style-name="T6">ICC</text:span><text:span text:style-name="T7">)</text:span></text:p>
            <text:p text:style-name="P3"><text:span text:style-name="T7">Validate C</text:span><text:span text:style-name="T6">ICC</text:span><text:span text:style-name="T7">, extract Q</text:span><text:span text:style-name="T6">sICC</text:span><text:span text:style-name="T7">, Group ID, Card expiry date</text:span></text:p>
            <text:p text:style-name="P3"><text:span text:style-name="T7"/></text:p>
            <text:p text:style-name="P3"><text:span text:style-name="T9">Z </text:span><text:span text:style-name="T10">=</text:span><text:span text:style-name="T9"> </text:span><text:span text:style-name="T8">ECDH</text:span><text:span text:style-name="T10">(d</text:span><text:span text:style-name="T11">eH</text:span><text:span text:style-name="T10">; Q</text:span><text:span text:style-name="T11">sICC</text:span><text:span text:style-name="T10">)</text:span></text:p>
            <text:p text:style-name="P3"><text:span text:style-name="T10"/></text:p>
            <text:p text:style-name="P3"><text:span text:style-name="T10">Zeroize Z1,K1</text:span></text:p>
            <text:p text:style-name="P3"><text:span text:style-name="T10">SK</text:span><text:span text:style-name="T11">CFRM</text:span><text:span text:style-name="T10"> = </text:span><text:span text:style-name="T8">KDF</text:span><text:span text:style-name="T10">(</text:span><text:span text:style-name="T9">Z</text:span><text:span text:style-name="T10">, len, </text:span></text:p>
            <text:p text:style-name="P3"><text:span text:style-name="T10"><text:s text:c="3"/></text:span><text:span text:style-name="T10">info(T</text:span><text:span text:style-name="T11">8</text:span><text:span text:style-name="T10">(Q</text:span><text:span text:style-name="T11">eICC</text:span><text:span text:style-name="T10">), T</text:span><text:span text:style-name="T11">16</text:span><text:span text:style-name="T10">(Q</text:span><text:span text:style-name="T11">eH</text:span><text:span text:style-name="T10">), </text:span><text:span text:style-name="T9">K2</text:span><text:span text:style-name="T10">))</text:span></text:p>
            <text:p text:style-name="P3"><text:span text:style-name="T10"/></text:p>
            <text:p text:style-name="P3"><text:span text:style-name="T10">Check AuthCryptogram</text:span><text:span text:style-name="T11">ICC</text:span><text:span text:style-name="T10"> =</text:span></text:p>
            <text:p text:style-name="P3"><text:span text:style-name="T8">CBC-MAC</text:span><text:span text:style-name="T10">((AES-128, SK</text:span><text:span text:style-name="T11">CFRM</text:span><text:span text:style-name="T10">);</text:span></text:p>
            <text:p text:style-name="P3"><text:span text:style-name="T10"><text:s text:c="3"/></text:span><text:span text:style-name="T10">T</text:span><text:span text:style-name="T11">8</text:span><text:span text:style-name="T10">(Q</text:span><text:span text:style-name="T11">eICC</text:span><text:span text:style-name="T10">), T</text:span><text:span text:style-name="T11">16</text:span><text:span text:style-name="T10">(Q</text:span><text:span text:style-name="T11">eH</text:span><text:span text:style-name="T10">))</text:span></text:p>
            <text:p text:style-name="P3"><text:span text:style-name="T10"/></text:p>
            <text:p text:style-name="P3"><text:span text:style-name="T10">If check fails, deny access.</text:span></text:p>
            <text:p text:style-name="P3"><text:span text:style-name="T10"/></text:p>
            <text:p text:style-name="P3"><text:span text:style-name="T10">Zeroize SK</text:span><text:span text:style-name="T11">CFRM</text:span></text:p>
            <text:p text:style-name="P3"><text:span text:style-name="T11"/></text:p>
            <text:p text:style-name="P3"><text:span text:style-name="T10">Check card expiry date no sooner than tomorrow</text:span></text:p>
            <text:p text:style-name="P3"><text:span text:style-name="T10">Check Group ID allows access to this location</text:span></text:p>
            <text:p text:style-name="P3"><text:span text:style-name="T10"/></text:p>
            <text:p text:style-name="P3"><text:span text:style-name="T10">If all checks pass, grant access.</text:span></text:p>
            <text:p text:style-name="P3"><text:span text:style-name="T10">Otherwise, deny access.</text:span></text:p>
            <text:p text:style-name="P3"><text:span text:style-name="T7"/></text:p>
          </draw:text-box>
        </draw:frame>
        <draw:rect draw:style-name="gr1" draw:text-style-name="P1" draw:layer="layout" svg:width="6cm" svg:height="24.1cm" svg:x="13.1cm" svg:y="2.8cm">
          <text:p/>
        </draw:rect>
        <draw:frame draw:style-name="gr6" draw:text-style-name="P3" draw:layer="layout" svg:width="6.1cm" svg:height="23.9cm" svg:x="13.1cm" svg:y="2.9cm">
          <draw:text-box>
            <text:p text:style-name="P3"><text:span text:style-name="T5"/></text:p>
            <text:p text:style-name="P3"><text:span text:style-name="T5"/></text:p>
            <text:p text:style-name="P3"><text:span text:style-name="T5">Validate C</text:span><text:span text:style-name="T6">H</text:span><text:span text:style-name="T7">, extract Q</text:span><text:span text:style-name="T6">sH</text:span></text:p>
            <text:p text:style-name="P3"><text:span text:style-name="T7">Validate Q</text:span><text:span text:style-name="T6">eH</text:span><text:span text:style-name="T7"> belongs to EC domain</text:span></text:p>
            <text:p text:style-name="P3"><text:span text:style-name="T8">Generate key pair </text:span><text:span text:style-name="T7">(d</text:span><text:span text:style-name="T6">eICC</text:span><text:span text:style-name="T7">; Q</text:span><text:span text:style-name="T6">eICC</text:span><text:span text:style-name="T7">)</text:span></text:p>
            <text:p text:style-name="P3"><text:span text:style-name="T7"/></text:p>
            <text:p text:style-name="P3"><text:span text:style-name="T7">Z1 = </text:span><text:span text:style-name="T8">ECDH</text:span><text:span text:style-name="T7">(d</text:span><text:span text:style-name="T6">eICC</text:span><text:span text:style-name="T7">; Q</text:span><text:span text:style-name="T6">sH</text:span><text:span text:style-name="T7">)</text:span></text:p>
            <text:p text:style-name="P3"><text:span text:style-name="T7">K1|</text:span><text:span text:style-name="T9">K2</text:span><text:span text:style-name="T7"> = </text:span><text:span text:style-name="T8">KDF</text:span><text:span text:style-name="T7">(Z1, len, info(Q</text:span><text:span text:style-name="T6">eICC</text:span><text:span text:style-name="T7">))</text:span></text:p>
            <text:p text:style-name="P3"><text:span text:style-name="T7">OpaqueData</text:span><text:span text:style-name="T6">ICC</text:span><text:span text:style-name="T7"> =</text:span></text:p>
            <text:p text:style-name="P3"><text:span text:style-name="T7"><text:tab/></text:span><text:span text:style-name="T7">AES-128</text:span><text:span text:style-name="T6">CBC</text:span><text:span text:style-name="T7">(K1; C</text:span><text:span text:style-name="T6">ICC</text:span><text:span text:style-name="T7">)</text:span></text:p>
            <text:p text:style-name="P3"><text:span text:style-name="T7"/></text:p>
            <text:p text:style-name="P3"><text:span text:style-name="T9">Z </text:span><text:span text:style-name="T10">=</text:span><text:span text:style-name="T9"> </text:span><text:span text:style-name="T8">ECDH</text:span><text:span text:style-name="T10">(d</text:span><text:span text:style-name="T11">sICC</text:span><text:span text:style-name="T10">; Q</text:span><text:span text:style-name="T11">eH</text:span><text:span text:style-name="T10">)</text:span></text:p>
            <text:p text:style-name="P3"><text:span text:style-name="T10"/></text:p>
            <text:p text:style-name="P3"><text:span text:style-name="T10">Zeroize Z1,K1</text:span></text:p>
            <text:p text:style-name="P3"><text:span text:style-name="T10">SK</text:span><text:span text:style-name="T11">CFRM</text:span><text:span text:style-name="T10"> = </text:span><text:span text:style-name="T8">KDF</text:span><text:span text:style-name="T10">(</text:span><text:span text:style-name="T9">Z</text:span><text:span text:style-name="T10">, len, </text:span></text:p>
            <text:p text:style-name="P3"><text:span text:style-name="T10"><text:s text:c="3"/></text:span><text:span text:style-name="T10">info(T</text:span><text:span text:style-name="T11">8</text:span><text:span text:style-name="T10">(Q</text:span><text:span text:style-name="T11">eICC</text:span><text:span text:style-name="T10">), T</text:span><text:span text:style-name="T11">16</text:span><text:span text:style-name="T10">(Q</text:span><text:span text:style-name="T11">eH</text:span><text:span text:style-name="T10">), </text:span><text:span text:style-name="T9">K2</text:span><text:span text:style-name="T10">))</text:span></text:p>
            <text:p text:style-name="P3"><text:span text:style-name="T10"/></text:p>
            <text:p text:style-name="P3"><text:span text:style-name="T10">AuthCryptogram</text:span><text:span text:style-name="T11">ICC</text:span><text:span text:style-name="T10"> = </text:span><text:span text:style-name="T8">CBC-MAC</text:span><text:span text:style-name="T10">(</text:span></text:p>
            <text:p text:style-name="P3"><text:span text:style-name="T10"><text:s text:c="3"/></text:span><text:span text:style-name="T10">(AES-128, SK</text:span><text:span text:style-name="T11">CFRM</text:span><text:span text:style-name="T10">);</text:span><text:span text:style-name="T10"> T</text:span><text:span text:style-name="T11">8</text:span><text:span text:style-name="T10">(Q</text:span><text:span text:style-name="T11">eICC</text:span><text:span text:style-name="T10">),</text:span></text:p>
            <text:p text:style-name="P3"><text:span text:style-name="T10"><text:s text:c="3"/></text:span><text:span text:style-name="T10">T</text:span><text:span text:style-name="T11">16</text:span><text:span text:style-name="T10">(Q</text:span><text:span text:style-name="T11">eH</text:span><text:span text:style-name="T10">))</text:span></text:p>
            <text:p text:style-name="P3"><text:span text:style-name="T10"/></text:p>
            <text:p text:style-name="P3"><text:span text:style-name="T10">Zeroize </text:span><text:span text:style-name="T9">K2</text:span><text:span text:style-name="T10">, </text:span><text:span text:style-name="T9">Z</text:span><text:span text:style-name="T10">, d</text:span><text:span text:style-name="T11">eICC</text:span><text:span text:style-name="T10">, SK</text:span><text:span text:style-name="T11">CFRM</text:span></text:p>
          </draw:text-box>
        </draw:frame>
        <draw:line draw:style-name="gr7" draw:text-style-name="P2" draw:layer="layout" svg:x1="13.1cm" svg:y1="3.6cm" svg:x2="19.1cm" svg:y2="3.6cm">
          <text:p/>
        </draw:line>
        <draw:line draw:style-name="gr8" draw:text-style-name="P2" draw:layer="layout" svg:x1="19.1cm" svg:y1="13.1cm" svg:x2="7.9cm" svg:y2="13.1cm">
          <text:p/>
        </draw:line>
        <draw:line draw:style-name="gr9" draw:text-style-name="P2" draw:layer="layout" svg:x1="7.9cm" svg:y1="13.1cm" svg:x2="1.901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6T00:39:28</meta:creation-date>
    <dc:date>2018-04-16T17:20:53</dc:date>
    <meta:editing-duration>PT46M6S</meta:editing-duration>
    <meta:editing-cycles>9</meta:editing-cycles>
    <meta:generator>OpenOffice/4.1.5$Unix OpenOffice.org_project/415m1$Build-9789</meta:generator>
    <meta:document-statistic meta:object-count="12"/>
  </office:meta>
</office:document-meta>
</file>